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2E50000026CFE297CB0.png"/>
  <manifest:file-entry manifest:media-type="image/png" manifest:full-path="Pictures/100002010000005200000085C3EE3852.png"/>
  <manifest:file-entry manifest:media-type="image/png" manifest:full-path="Pictures/10000201000000810000002D17FE13E0.png"/>
  <manifest:file-entry manifest:media-type="image/png" manifest:full-path="Pictures/1000020100000072000000659B4A3126.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 style:family="graphic" style:parent-style-name="standard">
      <style:graphic-properties draw:fill="solid" draw:fill-color="#7e0021" draw:textarea-vertical-align="middle"/>
    </style:style>
    <style:style style:name="gr4" style:family="graphic" style:parent-style-name="objectwithoutfill">
      <style:graphic-properties svg:stroke-width="0.1cm" draw:fill="none" draw:textarea-vertical-align="middle" fo:padding-top="0.175cm" fo:padding-bottom="0.175cm" fo:padding-left="0.3cm" fo:padding-right="0.3cm"/>
    </style:style>
    <style:style style:name="gr5" style:family="graphic" style:parent-style-name="standard">
      <style:graphic-properties svg:stroke-width="0.1cm" draw:fill="solid" draw:fill-color="#801900" draw:textarea-vertical-align="middle" fo:padding-top="0.175cm" fo:padding-bottom="0.175cm" fo:padding-left="0.3cm" fo:padding-right="0.3cm"/>
    </style:style>
    <style:style style:name="gr6" style:family="graphic" style:parent-style-name="objectwithoutfill">
      <style:graphic-properties svg:stroke-width="0.1cm" draw:fill="none" draw:textarea-vertical-align="middle" fo:padding-top="0.175cm" fo:padding-bottom="0.175cm" fo:padding-left="0.3cm" fo:padding-right="0.3cm"/>
    </style:style>
    <style:style style:name="gr7" style:family="graphic" style:parent-style-name="standard">
      <style:graphic-properties svg:stroke-width="0.1cm" draw:fill="solid" draw:fill-color="#7e0021" draw:textarea-vertical-align="middle" fo:padding-top="0.175cm" fo:padding-bottom="0.175cm" fo:padding-left="0.3cm" fo:padding-right="0.3cm"/>
    </style:style>
    <style:style style:name="gr8"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fill="solid" draw:fill-color="#ccff66" draw:textarea-vertical-align="middle"/>
    </style:style>
    <style:style style:name="gr10" style:family="graphic" style:parent-style-name="standard">
      <style:graphic-properties draw:fill="solid" draw:fill-color="#66ff00"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669900" draw:textarea-vertical-align="middle"/>
    </style:style>
    <style:style style:name="gr13" style:family="graphic" style:parent-style-name="standard">
      <style:graphic-properties draw:fill="solid" draw:fill-color="#66cc00" draw:textarea-vertical-align="middle"/>
    </style:style>
    <style:style style:name="gr14" style:family="graphic" style:parent-style-name="standard">
      <style:graphic-properties draw:fill="solid" draw:fill-color="#336600" draw:textarea-vertical-align="middle"/>
    </style:style>
    <style:style style:name="gr15"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6" style:family="graphic" style:parent-style-name="objectwithoutfill">
      <style:graphic-properties svg:stroke-width="0.1cm" svg:stroke-color="#ff0000" draw:marker-start="Arrow" draw:marker-start-width="0.45cm" draw:marker-end="" draw:marker-end-width="0.45cm" draw:fill="none" draw:textarea-vertical-align="middle" fo:padding-top="0.175cm" fo:padding-bottom="0.175cm" fo:padding-left="0.3cm" fo:padding-right="0.3cm"/>
    </style:style>
    <style:style style:name="gr17" style:family="graphic" style:parent-style-name="objectwithoutfill">
      <style:graphic-properties draw:stroke="dash" draw:stroke-dash="Fine_20_Dashed_20__28_var_29_" draw:marker-end="Short_20_line_20_Arrow" draw:marker-end-width="0.2cm" draw:fill="none" draw:textarea-vertical-align="middle"/>
    </style:style>
    <style:style style:name="gr18" style:family="graphic" style:parent-style-name="objectwithoutfill">
      <style:graphic-properties svg:stroke-width="0.1cm" svg:stroke-color="#ff0000" draw:marker-start-width="0.35cm" draw:marker-end="" draw:marker-end-width="0.45cm" draw:fill="none" draw:textarea-vertical-align="middle" fo:padding-top="0.175cm" fo:padding-bottom="0.175cm" fo:padding-left="0.3cm" fo:padding-right="0.3cm"/>
    </style:style>
    <style:style style:name="gr19" style:family="graphic" style:parent-style-name="objectwithoutfill">
      <style:graphic-properties draw:stroke="dash" draw:stroke-dash="Fine_20_Dashed_20__28_var_29_" draw:marker-end="" draw:marker-end-width="0.2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416cm" fo:min-width="3.808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416cm" fo:min-width="5.162cm"/>
    </style:style>
    <style:style style:name="gr23" style:family="graphic" style:parent-style-name="standard">
      <style:graphic-properties draw:stroke="none" svg:stroke-color="#000000" draw:fill="none" draw:fill-color="#ffffff" draw:textarea-horizontal-align="left" draw:auto-grow-height="true" draw:auto-grow-width="true" fo:min-height="0.416cm" fo:min-width="0.641cm"/>
    </style:style>
    <style:style style:name="gr24" style:family="graphic" style:parent-style-name="standard">
      <style:graphic-properties draw:stroke="none" svg:stroke-color="#000000" draw:fill="none" draw:fill-color="#ffffff" draw:textarea-horizontal-align="left" draw:auto-grow-height="true" draw:auto-grow-width="true" fo:min-height="0.416cm" fo:min-width="1.196cm"/>
    </style:style>
    <style:style style:name="gr25" style:family="graphic" style:parent-style-name="standard">
      <style:graphic-properties draw:fill="solid" draw:fill-color="#993366" draw:textarea-vertical-align="middle"/>
    </style:style>
    <style:style style:name="gr26" style:family="graphic" style:parent-style-name="standard">
      <style:graphic-properties svg:stroke-width="0.1cm" draw:marker-start-width="0.35cm" draw:marker-end-width="0.35cm" draw:fill="solid" draw:fill-color="#99cc66" draw:textarea-vertical-align="middle" fo:padding-top="0.175cm" fo:padding-bottom="0.175cm" fo:padding-left="0.3cm" fo:padding-right="0.3cm"/>
    </style:style>
    <style:style style:name="gr27"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28" style:family="graphic" style:parent-style-name="standard">
      <style:graphic-properties draw:fill="solid" draw:fill-color="#0084d1" draw:textarea-vertical-align="middle"/>
    </style:style>
    <style:style style:name="gr29" style:family="graphic" style:parent-style-name="standard">
      <style:graphic-properties draw:fill="solid" draw:fill-color="#ff950e" draw:textarea-vertical-align="middle"/>
    </style:style>
    <style:style style:name="gr30" style:family="graphic" style:parent-style-name="standard">
      <style:graphic-properties draw:fill="solid" draw:fill-color="#ffffff" draw:textarea-horizontal-align="justify" draw:textarea-vertical-align="middle" draw:auto-grow-height="false" fo:min-height="0cm" fo:min-width="0cm" fo:wrap-option="no-wrap"/>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0pt" style:font-size-asian="10pt" style:font-size-complex="10pt"/>
    </style:style>
    <style:style style:name="P4" style:family="paragraph">
      <style:text-properties fo:font-size="10.5pt" style:font-size-asian="10.5pt" style:font-size-complex="10.5pt"/>
    </style:style>
    <style:style style:name="P5" style:family="paragraph">
      <style:text-properties fo:font-size="10pt" style:font-size-asian="10pt" style:font-size-complex="10pt"/>
    </style:style>
    <style:style style:name="P6" style:family="paragraph">
      <style:text-properties fo:font-size="9pt" style:font-size-asian="9pt" style:font-size-complex="9pt"/>
    </style:style>
    <style:style style:name="T1" style:family="text">
      <style:text-properties fo:font-size="13pt" style:font-size-asian="13pt" style:font-size-complex="13pt"/>
    </style:style>
    <style:style style:name="T2" style:family="text">
      <style:text-properties fo:font-size="10pt" style:font-size-asian="10pt" style:font-size-complex="10pt"/>
    </style:style>
    <style:style style:name="T3" style:family="text">
      <style:text-properties fo:font-size="10.5pt" style:font-size-asian="10.5pt" style:font-size-complex="10.5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348cm" svg:height="1.19cm" svg:x="7.005cm" svg:y="0.912cm">
          <draw:image xlink:href="Pictures/1000020100000072000000659B4A3126.png" xlink:type="simple" xlink:show="embed" xlink:actuate="onLoad">
            <text:p/>
          </draw:image>
        </draw:frame>
        <draw:frame draw:style-name="gr1" draw:text-style-name="P1" draw:layer="layout" svg:width="1.614cm" svg:height="2.618cm" svg:x="14.286cm" svg:y="2.7cm">
          <draw:image xlink:href="Pictures/100002010000005200000085C3EE3852.png" xlink:type="simple" xlink:show="embed" xlink:actuate="onLoad">
            <text:p/>
          </draw:image>
        </draw:frame>
        <draw:frame draw:style-name="gr1" draw:text-style-name="P1" draw:layer="layout" svg:width="2.021cm" svg:height="1.581cm" svg:x="3.379cm" svg:y="8.219cm">
          <draw:image xlink:href="Pictures/10000201000002E50000026CFE297CB0.png" xlink:type="simple" xlink:show="embed" xlink:actuate="onLoad">
            <text:p/>
          </draw:image>
        </draw:frame>
        <draw:frame draw:style-name="gr1" draw:text-style-name="P1" draw:layer="layout" svg:width="2.021cm" svg:height="1.581cm" svg:x="7.58cm" svg:y="8.22cm">
          <draw:image xlink:href="Pictures/10000201000002E50000026CFE297CB0.png" xlink:type="simple" xlink:show="embed" xlink:actuate="onLoad">
            <text:p/>
          </draw:image>
        </draw:frame>
        <draw:frame draw:style-name="gr1" draw:text-style-name="P1" draw:layer="layout" svg:width="2.021cm" svg:height="1.581cm" svg:x="5.579cm" svg:y="10.619cm">
          <draw:image xlink:href="Pictures/10000201000002E50000026CFE297CB0.png" xlink:type="simple" xlink:show="embed" xlink:actuate="onLoad">
            <text:p/>
          </draw:image>
        </draw:frame>
        <draw:frame draw:style-name="gr1" draw:text-style-name="P1" draw:layer="layout" svg:width="2.021cm" svg:height="1.581cm" svg:x="9.78cm" svg:y="10.62cm">
          <draw:image xlink:href="Pictures/10000201000002E50000026CFE297CB0.png" xlink:type="simple" xlink:show="embed" xlink:actuate="onLoad">
            <text:p/>
          </draw:image>
        </draw:frame>
        <draw:line draw:style-name="gr2" draw:text-style-name="P1" draw:layer="layout" svg:x1="2.6cm" svg:y1="10.3cm" svg:x2="14.2cm" svg:y2="10.3cm">
          <text:p/>
        </draw:line>
        <draw:line draw:style-name="gr2" draw:text-style-name="P1" draw:layer="layout" svg:x1="4.4cm" svg:y1="9.8cm" svg:x2="4.4cm" svg:y2="10.3cm">
          <text:p/>
        </draw:line>
        <draw:line draw:style-name="gr2" draw:text-style-name="P1" draw:layer="layout" svg:x1="8.6cm" svg:y1="9.8cm" svg:x2="8.6cm" svg:y2="10.3cm">
          <text:p/>
        </draw:line>
        <draw:line draw:style-name="gr2" draw:text-style-name="P1" draw:layer="layout" svg:x1="6.6cm" svg:y1="10.6cm" svg:x2="6.6cm" svg:y2="10.3cm">
          <text:p/>
        </draw:line>
        <draw:line draw:style-name="gr2" draw:text-style-name="P1" draw:layer="layout" svg:x1="10.9cm" svg:y1="10.5cm" svg:x2="10.9cm" svg:y2="10.3cm">
          <text:p/>
        </draw:line>
        <draw:rect draw:style-name="gr3" draw:text-style-name="P1" draw:layer="layout" svg:width="0.3cm" svg:height="0.4cm" svg:x="2.5cm" svg:y="10.1cm">
          <text:p/>
        </draw:rect>
        <draw:rect draw:style-name="gr3" draw:text-style-name="P1" draw:layer="layout" svg:width="0.3cm" svg:height="0.4cm" svg:x="14.1cm" svg:y="10.1cm">
          <text:p/>
        </draw:rect>
        <draw:frame draw:style-name="gr1" draw:text-style-name="P1" draw:layer="layout" svg:width="2.021cm" svg:height="1.581cm" svg:x="2.7cm" svg:y="15.7cm">
          <draw:image xlink:href="Pictures/10000201000002E50000026CFE297CB0.png" xlink:type="simple" xlink:show="embed" xlink:actuate="onLoad">
            <text:p/>
          </draw:image>
        </draw:frame>
        <draw:frame draw:style-name="gr1" draw:text-style-name="P1" draw:layer="layout" svg:width="2.021cm" svg:height="1.581cm" svg:x="6.334cm" svg:y="13.966cm">
          <draw:image xlink:href="Pictures/10000201000002E50000026CFE297CB0.png" xlink:type="simple" xlink:show="embed" xlink:actuate="onLoad">
            <text:p/>
          </draw:image>
        </draw:frame>
        <draw:frame draw:style-name="gr1" draw:text-style-name="P1" draw:layer="layout" svg:width="2.021cm" svg:height="1.581cm" svg:x="6.879cm" svg:y="16.819cm">
          <draw:image xlink:href="Pictures/10000201000002E50000026CFE297CB0.png" xlink:type="simple" xlink:show="embed" xlink:actuate="onLoad">
            <text:p/>
          </draw:image>
        </draw:frame>
        <draw:frame draw:style-name="gr1" draw:text-style-name="P1" draw:layer="layout" svg:width="2.021cm" svg:height="1.581cm" svg:x="10.479cm" svg:y="15.7cm">
          <draw:image xlink:href="Pictures/10000201000002E50000026CFE297CB0.png" xlink:type="simple" xlink:show="embed" xlink:actuate="onLoad">
            <text:p/>
          </draw:image>
        </draw:frame>
        <draw:frame draw:style-name="gr1" draw:text-style-name="P1" draw:layer="layout" svg:width="2.021cm" svg:height="1.581cm" svg:x="9.68cm" svg:y="19.701cm">
          <draw:image xlink:href="Pictures/10000201000002E50000026CFE297CB0.png" xlink:type="simple" xlink:show="embed" xlink:actuate="onLoad">
            <text:p/>
          </draw:image>
        </draw:frame>
        <draw:frame draw:style-name="gr1" draw:text-style-name="P1" draw:layer="layout" svg:width="2.021cm" svg:height="1.581cm" svg:x="4.381cm" svg:y="19.602cm">
          <draw:image xlink:href="Pictures/10000201000002E50000026CFE297CB0.png" xlink:type="simple" xlink:show="embed" xlink:actuate="onLoad">
            <text:p/>
          </draw:image>
        </draw:frame>
        <draw:line draw:style-name="gr4" draw:text-style-name="P1" draw:layer="layout" svg:x1="6.1cm" svg:y1="19.3cm" svg:x2="7.4cm" svg:y2="18.3cm">
          <text:p/>
        </draw:line>
        <draw:line draw:style-name="gr4" draw:text-style-name="P1" draw:layer="layout" svg:x1="6.7cm" svg:y1="17.1cm" svg:x2="5.1cm" svg:y2="16.5cm">
          <text:p/>
        </draw:line>
        <draw:line draw:style-name="gr4" draw:text-style-name="P1" draw:layer="layout" svg:x1="7.7cm" svg:y1="16.6cm" svg:x2="7.5cm" svg:y2="15.7cm">
          <text:p/>
        </draw:line>
        <draw:line draw:style-name="gr4" draw:text-style-name="P1" draw:layer="layout" svg:x1="9cm" svg:y1="17.4cm" svg:x2="10.4cm" svg:y2="16.4cm">
          <text:p/>
        </draw:line>
        <draw:line draw:style-name="gr4" draw:text-style-name="P1" draw:layer="layout" svg:x1="8.9cm" svg:y1="17.7cm" svg:x2="10.2cm" svg:y2="19.7cm">
          <text:p/>
        </draw:line>
        <draw:frame draw:style-name="gr1" draw:text-style-name="P1" draw:layer="layout" svg:width="2.021cm" svg:height="1.581cm" svg:x="2.7cm" svg:y="25.3cm">
          <draw:image xlink:href="Pictures/10000201000002E50000026CFE297CB0.png" xlink:type="simple" xlink:show="embed" xlink:actuate="onLoad">
            <text:p/>
          </draw:image>
        </draw:frame>
        <draw:frame draw:style-name="gr1" draw:text-style-name="P1" draw:layer="layout" svg:width="2.021cm" svg:height="1.581cm" svg:x="6.334cm" svg:y="23.566cm">
          <draw:image xlink:href="Pictures/10000201000002E50000026CFE297CB0.png" xlink:type="simple" xlink:show="embed" xlink:actuate="onLoad">
            <text:p/>
          </draw:image>
        </draw:frame>
        <draw:frame draw:style-name="gr1" draw:text-style-name="P1" draw:layer="layout" svg:width="2.021cm" svg:height="1.581cm" svg:x="10.8cm" svg:y="24.619cm">
          <draw:image xlink:href="Pictures/10000201000002E50000026CFE297CB0.png" xlink:type="simple" xlink:show="embed" xlink:actuate="onLoad">
            <text:p/>
          </draw:image>
        </draw:frame>
        <draw:frame draw:style-name="gr1" draw:text-style-name="P1" draw:layer="layout" svg:width="2.021cm" svg:height="1.581cm" svg:x="9.679cm" svg:y="28.319cm">
          <draw:image xlink:href="Pictures/10000201000002E50000026CFE297CB0.png" xlink:type="simple" xlink:show="embed" xlink:actuate="onLoad">
            <text:p/>
          </draw:image>
        </draw:frame>
        <draw:frame draw:style-name="gr1" draw:text-style-name="P1" draw:layer="layout" svg:width="2.021cm" svg:height="1.581cm" svg:x="5.5cm" svg:y="28.419cm">
          <draw:image xlink:href="Pictures/10000201000002E50000026CFE297CB0.png" xlink:type="simple" xlink:show="embed" xlink:actuate="onLoad">
            <text:p/>
          </draw:image>
        </draw:frame>
        <draw:line draw:style-name="gr4" draw:text-style-name="P1" draw:layer="layout" svg:x1="5.2cm" svg:y1="28.6cm" svg:x2="3.7cm" svg:y2="27.1cm">
          <text:p/>
        </draw:line>
        <draw:line draw:style-name="gr4" draw:text-style-name="P1" draw:layer="layout" svg:x1="6.1cm" svg:y1="24.3cm" svg:x2="3.9cm" svg:y2="25.1cm">
          <text:p/>
        </draw:line>
        <draw:line draw:style-name="gr4" draw:text-style-name="P1" draw:layer="layout" svg:x1="8.566cm" svg:y1="24.227cm" svg:x2="10.466cm" svg:y2="25.127cm">
          <text:p/>
        </draw:line>
        <draw:line draw:style-name="gr4" draw:text-style-name="P1" draw:layer="layout" svg:x1="11.8cm" svg:y1="26.4cm" svg:x2="11.2cm" svg:y2="28.1cm">
          <text:p/>
        </draw:line>
        <draw:line draw:style-name="gr4" draw:text-style-name="P1" draw:layer="layout" svg:x1="9.6cm" svg:y1="29cm" svg:x2="7.8cm" svg:y2="29cm">
          <text:p/>
        </draw:line>
        <draw:frame draw:style-name="gr1" draw:text-style-name="P1" draw:layer="layout" svg:width="2.021cm" svg:height="1.581cm" svg:x="15.601cm" svg:y="25.4cm">
          <draw:image xlink:href="Pictures/10000201000002E50000026CFE297CB0.png" xlink:type="simple" xlink:show="embed" xlink:actuate="onLoad">
            <text:p/>
          </draw:image>
        </draw:frame>
        <draw:frame draw:style-name="gr1" draw:text-style-name="P1" draw:layer="layout" svg:width="2.021cm" svg:height="1.581cm" svg:x="20.5cm" svg:y="23.6cm">
          <draw:image xlink:href="Pictures/10000201000002E50000026CFE297CB0.png" xlink:type="simple" xlink:show="embed" xlink:actuate="onLoad">
            <text:p/>
          </draw:image>
        </draw:frame>
        <draw:frame draw:style-name="gr1" draw:text-style-name="P1" draw:layer="layout" svg:width="2.021cm" svg:height="1.581cm" svg:x="24.83cm" svg:y="25.975cm">
          <draw:image xlink:href="Pictures/10000201000002E50000026CFE297CB0.png" xlink:type="simple" xlink:show="embed" xlink:actuate="onLoad">
            <text:p/>
          </draw:image>
        </draw:frame>
        <draw:frame draw:style-name="gr1" draw:text-style-name="P1" draw:layer="layout" svg:width="2.021cm" svg:height="1.581cm" svg:x="22.58cm" svg:y="28.419cm">
          <draw:image xlink:href="Pictures/10000201000002E50000026CFE297CB0.png" xlink:type="simple" xlink:show="embed" xlink:actuate="onLoad">
            <text:p/>
          </draw:image>
        </draw:frame>
        <draw:frame draw:style-name="gr1" draw:text-style-name="P1" draw:layer="layout" svg:width="2.021cm" svg:height="1.581cm" svg:x="18.401cm" svg:y="28.519cm">
          <draw:image xlink:href="Pictures/10000201000002E50000026CFE297CB0.png" xlink:type="simple" xlink:show="embed" xlink:actuate="onLoad">
            <text:p/>
          </draw:image>
        </draw:frame>
        <draw:line draw:style-name="gr4" draw:text-style-name="P1" draw:layer="layout" svg:x1="19.5cm" svg:y1="28.4cm" svg:x2="18cm" svg:y2="26.2cm">
          <text:p/>
        </draw:line>
        <draw:line draw:style-name="gr4" draw:text-style-name="P1" draw:layer="layout" svg:x1="21.5cm" svg:y1="25.4cm" svg:x2="17.9cm" svg:y2="26.1cm">
          <text:p/>
        </draw:line>
        <draw:line draw:style-name="gr4" draw:text-style-name="P1" draw:layer="layout" svg:x1="21.5cm" svg:y1="25.4cm" svg:x2="24.5cm" svg:y2="26.3cm">
          <text:p/>
        </draw:line>
        <draw:line draw:style-name="gr4" draw:text-style-name="P1" draw:layer="layout" svg:x1="24.701cm" svg:y1="26.5cm" svg:x2="23.6cm" svg:y2="28.2cm">
          <text:p/>
        </draw:line>
        <draw:line draw:style-name="gr4" draw:text-style-name="P1" draw:layer="layout" svg:x1="23.6cm" svg:y1="28.2cm" svg:x2="19.4cm" svg:y2="28.4cm">
          <text:p/>
        </draw:line>
        <draw:line draw:style-name="gr4" draw:text-style-name="P1" draw:layer="layout" svg:x1="21.6cm" svg:y1="25.4cm" svg:x2="19.4cm" svg:y2="28.4cm">
          <text:p/>
        </draw:line>
        <draw:line draw:style-name="gr4" draw:text-style-name="P1" draw:layer="layout" svg:x1="21.5cm" svg:y1="25.4cm" svg:x2="23.6cm" svg:y2="28.1cm">
          <text:p/>
        </draw:line>
        <draw:line draw:style-name="gr4" draw:text-style-name="P1" draw:layer="layout" svg:x1="17.9cm" svg:y1="26.2cm" svg:x2="23.6cm" svg:y2="28.1cm">
          <text:p/>
        </draw:line>
        <draw:line draw:style-name="gr4" draw:text-style-name="P1" draw:layer="layout" svg:x1="19.4cm" svg:y1="28.3cm" svg:x2="24.7cm" svg:y2="26.5cm">
          <text:p/>
        </draw:line>
        <draw:line draw:style-name="gr4" draw:text-style-name="P1" draw:layer="layout" svg:x1="24.6cm" svg:y1="26.4cm" svg:x2="17.9cm" svg:y2="26.2cm">
          <text:p/>
        </draw:line>
        <draw:frame draw:style-name="gr1" draw:text-style-name="P1" draw:layer="layout" svg:width="2.021cm" svg:height="1.581cm" svg:x="17.8cm" svg:y="16.419cm">
          <draw:image xlink:href="Pictures/10000201000002E50000026CFE297CB0.png" xlink:type="simple" xlink:show="embed" xlink:actuate="onLoad">
            <text:p/>
          </draw:image>
        </draw:frame>
        <draw:frame draw:style-name="gr1" draw:text-style-name="P1" draw:layer="layout" svg:width="2.021cm" svg:height="1.581cm" svg:x="20.5cm" svg:y="12.8cm">
          <draw:image xlink:href="Pictures/10000201000002E50000026CFE297CB0.png" xlink:type="simple" xlink:show="embed" xlink:actuate="onLoad">
            <text:p/>
          </draw:image>
        </draw:frame>
        <draw:frame draw:style-name="gr1" draw:text-style-name="P1" draw:layer="layout" svg:width="2.021cm" svg:height="1.581cm" svg:x="24.379cm" svg:y="19.4cm">
          <draw:image xlink:href="Pictures/10000201000002E50000026CFE297CB0.png" xlink:type="simple" xlink:show="embed" xlink:actuate="onLoad">
            <text:p/>
          </draw:image>
        </draw:frame>
        <draw:line draw:style-name="gr4" draw:text-style-name="P1" draw:layer="layout" svg:x1="21.5cm" svg:y1="18.6cm" svg:x2="18.8cm" svg:y2="18.6cm">
          <text:p/>
        </draw:line>
        <draw:line draw:style-name="gr4" draw:text-style-name="P1" draw:layer="layout" svg:x1="21.5cm" svg:y1="14.5cm" svg:x2="21.5cm" svg:y2="16.2cm">
          <text:p/>
        </draw:line>
        <draw:line draw:style-name="gr4" draw:text-style-name="P1" draw:layer="layout" svg:x1="18.8cm" svg:y1="18.6cm" svg:x2="18.8cm" svg:y2="18cm">
          <text:p/>
        </draw:line>
        <draw:frame draw:style-name="gr1" draw:text-style-name="P1" draw:layer="layout" svg:width="2.021cm" svg:height="1.581cm" svg:x="24.304cm" svg:y="15.945cm">
          <draw:image xlink:href="Pictures/10000201000002E50000026CFE297CB0.png" xlink:type="simple" xlink:show="embed" xlink:actuate="onLoad">
            <text:p/>
          </draw:image>
        </draw:frame>
        <draw:line draw:style-name="gr4" draw:text-style-name="P1" draw:layer="layout" svg:x1="25.3cm" svg:y1="18.1cm" svg:x2="22.1cm" svg:y2="18.1cm">
          <text:p/>
        </draw:line>
        <draw:line draw:style-name="gr4" draw:text-style-name="P1" draw:layer="layout" svg:x1="25.325cm" svg:y1="18.126cm" svg:x2="25.325cm" svg:y2="17.526cm">
          <text:p/>
        </draw:line>
        <draw:rect draw:style-name="gr5" draw:text-style-name="P1" draw:layer="layout" svg:width="1.6cm" svg:height="0.6cm" svg:x="20.9cm" svg:y="16.2cm">
          <text:p/>
        </draw:rect>
        <draw:line draw:style-name="gr4" draw:text-style-name="P1" draw:layer="layout" svg:x1="21.5cm" svg:y1="18.6cm" svg:x2="21.5cm" svg:y2="16.9cm">
          <text:p/>
        </draw:line>
        <draw:line draw:style-name="gr6" draw:text-style-name="P1" draw:layer="layout" svg:x1="21.8cm" svg:y1="19.8cm" svg:x2="21.8cm" svg:y2="16.9cm">
          <text:p text:style-name="P1"><text:s/></text:p>
        </draw:line>
        <draw:line draw:style-name="gr4" draw:text-style-name="P1" draw:layer="layout" svg:x1="22.1cm" svg:y1="18.1cm" svg:x2="22.1cm" svg:y2="16.9cm">
          <text:p/>
        </draw:line>
        <draw:rect draw:style-name="gr7" draw:text-style-name="P1" draw:layer="layout" svg:width="1.6cm" svg:height="0.6cm" svg:x="21cm" svg:y="19.7cm">
          <text:p/>
        </draw:rect>
        <draw:line draw:style-name="gr4" draw:text-style-name="P1" draw:layer="layout" svg:x1="22.7cm" svg:y1="20cm" svg:x2="24.3cm" svg:y2="20cm">
          <text:p/>
        </draw:line>
        <draw:frame draw:style-name="gr1" draw:text-style-name="P1" draw:layer="layout" svg:width="2.539cm" svg:height="0.885cm" svg:x="13.7cm" svg:y="4.9cm">
          <draw:image xlink:href="Pictures/10000201000000810000002D17FE13E0.png" xlink:type="simple" xlink:show="embed" xlink:actuate="onLoad">
            <text:p/>
          </draw:image>
        </draw:frame>
        <draw:frame draw:style-name="gr1" draw:text-style-name="P1" draw:layer="layout" svg:width="2.021cm" svg:height="1.581cm" svg:x="18.4cm" svg:y="2.619cm">
          <draw:image xlink:href="Pictures/10000201000002E50000026CFE297CB0.png" xlink:type="simple" xlink:show="embed" xlink:actuate="onLoad">
            <text:p/>
          </draw:image>
        </draw:frame>
        <draw:frame draw:style-name="gr1" draw:text-style-name="P1" draw:layer="layout" svg:width="2.021cm" svg:height="1.581cm" svg:x="15.4cm" svg:y="7.019cm">
          <draw:image xlink:href="Pictures/10000201000002E50000026CFE297CB0.png" xlink:type="simple" xlink:show="embed" xlink:actuate="onLoad">
            <text:p/>
          </draw:image>
        </draw:frame>
        <draw:frame draw:style-name="gr1" draw:text-style-name="P1" draw:layer="layout" svg:width="2.021cm" svg:height="1.581cm" svg:x="18.219cm" svg:y="5.369cm">
          <draw:image xlink:href="Pictures/10000201000002E50000026CFE297CB0.png" xlink:type="simple" xlink:show="embed" xlink:actuate="onLoad">
            <text:p/>
          </draw:image>
        </draw:frame>
        <draw:frame draw:style-name="gr1" draw:text-style-name="P1" draw:layer="layout" svg:width="2.021cm" svg:height="1.581cm" svg:x="2.9cm" svg:y="2.019cm">
          <draw:image xlink:href="Pictures/10000201000002E50000026CFE297CB0.png" xlink:type="simple" xlink:show="embed" xlink:actuate="onLoad">
            <text:p/>
          </draw:image>
        </draw:frame>
        <draw:frame draw:style-name="gr1" draw:text-style-name="P1" draw:layer="layout" svg:width="2.021cm" svg:height="1.581cm" svg:x="8.1cm" svg:y="2.019cm">
          <draw:image xlink:href="Pictures/10000201000002E50000026CFE297CB0.png" xlink:type="simple" xlink:show="embed" xlink:actuate="onLoad">
            <text:p/>
          </draw:image>
        </draw:frame>
        <draw:frame draw:style-name="gr8" draw:text-style-name="P1" draw:layer="layout" svg:width="1.348cm" svg:height="1.19cm" svg:x="4.705cm" svg:y="0.912cm">
          <draw:image xlink:href="Pictures/1000020100000072000000659B4A3126.png" xlink:type="simple" xlink:show="embed" xlink:actuate="onLoad">
            <text:p/>
          </draw:image>
        </draw:frame>
      </draw:page>
      <draw:page draw:name="page2" draw:style-name="dp1" draw:master-page-name="Predeterminado">
        <draw:rect draw:style-name="gr9" draw:text-style-name="P2" draw:layer="layout" svg:width="3cm" svg:height="0.9cm" svg:x="3.5cm" svg:y="2.4cm">
          <text:p text:style-name="P1"><text:span text:style-name="T1">Layer N</text:span></text:p>
        </draw:rect>
        <draw:rect draw:style-name="gr10" draw:text-style-name="P2" draw:layer="layout" svg:width="3cm" svg:height="0.9cm" svg:x="3.5cm" svg:y="4.2cm">
          <text:p text:style-name="P1"><text:span text:style-name="T1">Layer N-1</text:span></text:p>
        </draw:rect>
        <draw:line draw:style-name="gr11" draw:text-style-name="P1" draw:layer="layout" svg:x1="5.6cm" svg:y1="3.4cm" svg:x2="5.6cm" svg:y2="4.2cm">
          <text:p/>
        </draw:line>
        <draw:line draw:style-name="gr11" draw:text-style-name="P1" draw:layer="layout" svg:x1="4.3cm" svg:y1="4.2cm" svg:x2="4.3cm" svg:y2="3.4cm">
          <text:p/>
        </draw:line>
        <draw:rect draw:style-name="gr12" draw:text-style-name="P2" draw:layer="layout" svg:width="3cm" svg:height="0.9cm" svg:x="3.5cm" svg:y="9.3cm">
          <text:p text:style-name="P1"><text:span text:style-name="T1">Layer 1</text:span></text:p>
        </draw:rect>
        <draw:line draw:style-name="gr11" draw:text-style-name="P1" draw:layer="layout" svg:x1="5.6cm" svg:y1="8.5cm" svg:x2="5.6cm" svg:y2="9.3cm">
          <text:p/>
        </draw:line>
        <draw:line draw:style-name="gr11" draw:text-style-name="P1" draw:layer="layout" svg:x1="4.3cm" svg:y1="9.3cm" svg:x2="4.3cm" svg:y2="8.5cm">
          <text:p/>
        </draw:line>
        <draw:rect draw:style-name="gr13" draw:text-style-name="P2" draw:layer="layout" svg:width="3cm" svg:height="0.9cm" svg:x="3.5cm" svg:y="7.6cm">
          <text:p text:style-name="P1"><text:span text:style-name="T1">Layer 2</text:span></text:p>
        </draw:rect>
        <draw:line draw:style-name="gr11" draw:text-style-name="P1" draw:layer="layout" svg:x1="5.6cm" svg:y1="6.8cm" svg:x2="5.6cm" svg:y2="7.6cm">
          <text:p/>
        </draw:line>
        <draw:line draw:style-name="gr11" draw:text-style-name="P1" draw:layer="layout" svg:x1="4.3cm" svg:y1="7.6cm" svg:x2="4.3cm" svg:y2="6.8cm">
          <text:p/>
        </draw:line>
        <draw:line draw:style-name="gr11" draw:text-style-name="P1" draw:layer="layout" svg:x1="5.6cm" svg:y1="5.2cm" svg:x2="5.6cm" svg:y2="6cm">
          <text:p/>
        </draw:line>
        <draw:line draw:style-name="gr11" draw:text-style-name="P1" draw:layer="layout" svg:x1="4.3cm" svg:y1="6cm" svg:x2="4.3cm" svg:y2="5.2cm">
          <text:p/>
        </draw:line>
        <draw:rect draw:style-name="gr9" draw:text-style-name="P2" draw:layer="layout" svg:width="3cm" svg:height="0.9cm" svg:x="9.9cm" svg:y="2.4cm">
          <text:p text:style-name="P1"><text:span text:style-name="T1">Layer N</text:span></text:p>
        </draw:rect>
        <draw:rect draw:style-name="gr10" draw:text-style-name="P2" draw:layer="layout" svg:width="3cm" svg:height="0.9cm" svg:x="9.9cm" svg:y="4.2cm">
          <text:p text:style-name="P1"><text:span text:style-name="T1">Layer N-1</text:span></text:p>
        </draw:rect>
        <draw:line draw:style-name="gr11" draw:text-style-name="P1" draw:layer="layout" svg:x1="12cm" svg:y1="3.4cm" svg:x2="12cm" svg:y2="4.2cm">
          <text:p/>
        </draw:line>
        <draw:line draw:style-name="gr11" draw:text-style-name="P1" draw:layer="layout" svg:x1="10.7cm" svg:y1="4.2cm" svg:x2="10.7cm" svg:y2="3.4cm">
          <text:p/>
        </draw:line>
        <draw:rect draw:style-name="gr12" draw:text-style-name="P2" draw:layer="layout" svg:width="3cm" svg:height="0.9cm" svg:x="9.9cm" svg:y="9.3cm">
          <text:p text:style-name="P1"><text:span text:style-name="T1">Layer 1</text:span></text:p>
        </draw:rect>
        <draw:line draw:style-name="gr11" draw:text-style-name="P1" draw:layer="layout" svg:x1="12cm" svg:y1="8.5cm" svg:x2="12cm" svg:y2="9.3cm">
          <text:p/>
        </draw:line>
        <draw:line draw:style-name="gr11" draw:text-style-name="P1" draw:layer="layout" svg:x1="10.7cm" svg:y1="9.3cm" svg:x2="10.7cm" svg:y2="8.5cm">
          <text:p/>
        </draw:line>
        <draw:rect draw:style-name="gr13" draw:text-style-name="P2" draw:layer="layout" svg:width="3cm" svg:height="0.9cm" svg:x="9.9cm" svg:y="7.6cm">
          <text:p text:style-name="P1"><text:span text:style-name="T1">Layer 2</text:span></text:p>
        </draw:rect>
        <draw:line draw:style-name="gr11" draw:text-style-name="P1" draw:layer="layout" svg:x1="12cm" svg:y1="6.8cm" svg:x2="12cm" svg:y2="7.6cm">
          <text:p/>
        </draw:line>
        <draw:line draw:style-name="gr11" draw:text-style-name="P1" draw:layer="layout" svg:x1="10.7cm" svg:y1="7.6cm" svg:x2="10.7cm" svg:y2="6.8cm">
          <text:p/>
        </draw:line>
        <draw:line draw:style-name="gr11" draw:text-style-name="P1" draw:layer="layout" svg:x1="12cm" svg:y1="5.2cm" svg:x2="12cm" svg:y2="6cm">
          <text:p/>
        </draw:line>
        <draw:line draw:style-name="gr11" draw:text-style-name="P1" draw:layer="layout" svg:x1="10.7cm" svg:y1="6cm" svg:x2="10.7cm" svg:y2="5.2cm">
          <text:p/>
        </draw:line>
        <draw:rect draw:style-name="gr14" draw:text-style-name="P3" draw:layer="layout" svg:width="9.5cm" svg:height="0.9cm" svg:x="3.5cm" svg:y="11.4cm">
          <text:p text:style-name="P1"><text:span text:style-name="T2">Media</text:span></text:p>
        </draw:rect>
        <draw:line draw:style-name="gr11" draw:text-style-name="P1" draw:layer="layout" svg:x1="5.6cm" svg:y1="10.3cm" svg:x2="5.6cm" svg:y2="11.4cm">
          <text:p/>
        </draw:line>
        <draw:line draw:style-name="gr11" draw:text-style-name="P1" draw:layer="layout" svg:x1="12cm" svg:y1="10.3cm" svg:x2="12cm" svg:y2="11.4cm">
          <text:p/>
        </draw:line>
        <draw:line draw:style-name="gr11" draw:text-style-name="P1" draw:layer="layout" svg:x1="10.7cm" svg:y1="11.3cm" svg:x2="10.7cm" svg:y2="10.201cm">
          <text:p/>
        </draw:line>
        <draw:line draw:style-name="gr11" draw:text-style-name="P1" draw:layer="layout" svg:x1="4.3cm" svg:y1="11.301cm" svg:x2="4.3cm" svg:y2="10.202cm">
          <text:p/>
        </draw:line>
        <draw:line draw:style-name="gr15" draw:text-style-name="P1" draw:layer="layout" svg:x1="6.9cm" svg:y1="2.9cm" svg:x2="6.9cm" svg:y2="11.1cm">
          <text:p/>
        </draw:line>
        <draw:line draw:style-name="gr16" draw:text-style-name="P1" draw:layer="layout" svg:x1="9.7cm" svg:y1="2.875cm" svg:x2="9.7cm" svg:y2="11.075cm">
          <text:p/>
        </draw:line>
        <draw:line draw:style-name="gr15" draw:text-style-name="P1" draw:layer="layout" svg:x1="7.2cm" svg:y1="11.1cm" svg:x2="9.3cm" svg:y2="11.1cm">
          <text:p/>
        </draw:line>
        <draw:line draw:style-name="gr17" draw:text-style-name="P1" draw:layer="layout" svg:x1="7.2cm" svg:y1="2.7cm" svg:x2="9.5cm" svg:y2="2.7cm">
          <text:p/>
        </draw:line>
        <draw:line draw:style-name="gr17" draw:text-style-name="P1" draw:layer="layout" svg:x1="7.2cm" svg:y1="4.4cm" svg:x2="9.5cm" svg:y2="4.4cm">
          <text:p/>
        </draw:line>
        <draw:line draw:style-name="gr17" draw:text-style-name="P1" draw:layer="layout" svg:x1="7.2cm" svg:y1="7.9cm" svg:x2="9.5cm" svg:y2="7.9cm">
          <text:p/>
        </draw:line>
        <draw:line draw:style-name="gr17" draw:text-style-name="P1" draw:layer="layout" svg:x1="7.2cm" svg:y1="9.6cm" svg:x2="9.5cm" svg:y2="9.6cm">
          <text:p/>
        </draw:line>
        <draw:line draw:style-name="gr17" draw:text-style-name="P1" draw:layer="layout" svg:x1="9.4cm" svg:y1="8.4cm" svg:x2="7.2cm" svg:y2="8.4cm">
          <text:p/>
        </draw:line>
        <draw:line draw:style-name="gr17" draw:text-style-name="P1" draw:layer="layout" svg:x1="9.401cm" svg:y1="10cm" svg:x2="7.201cm" svg:y2="10cm">
          <text:p/>
        </draw:line>
        <draw:line draw:style-name="gr17" draw:text-style-name="P1" draw:layer="layout" svg:x1="9.401cm" svg:y1="4.9cm" svg:x2="7.201cm" svg:y2="4.9cm">
          <text:p/>
        </draw:line>
        <draw:line draw:style-name="gr17" draw:text-style-name="P1" draw:layer="layout" svg:x1="9.402cm" svg:y1="3.1cm" svg:x2="7.202cm" svg:y2="3.1cm">
          <text:p/>
        </draw:line>
        <draw:line draw:style-name="gr18" draw:text-style-name="P1" draw:layer="layout" svg:x1="15.1cm" svg:y1="2.8cm" svg:x2="16.1cm" svg:y2="2.8cm">
          <text:p/>
        </draw:line>
        <draw:line draw:style-name="gr19" draw:text-style-name="P1" draw:layer="layout" svg:x1="15.1cm" svg:y1="3.7cm" svg:x2="16.1cm" svg:y2="3.7cm">
          <text:p/>
        </draw:line>
        <draw:frame draw:style-name="gr20" draw:text-style-name="P4" draw:layer="layout" svg:width="4.308cm" svg:height="0.666cm" svg:x="16.498cm" svg:y="2.434cm">
          <draw:text-box>
            <text:p><text:span text:style-name="T3">Physical message path</text:span></text:p>
          </draw:text-box>
        </draw:frame>
        <draw:line draw:style-name="gr21" draw:text-style-name="P1" draw:layer="layout" svg:x1="10cm" svg:y1="6.6cm" svg:x2="10.4cm" svg:y2="6.3cm">
          <text:p/>
        </draw:line>
        <draw:line draw:style-name="gr21" draw:text-style-name="P1" draw:layer="layout" svg:x1="10.7cm" svg:y1="6.6cm" svg:x2="11.1cm" svg:y2="6.3cm">
          <text:p/>
        </draw:line>
        <draw:line draw:style-name="gr21" draw:text-style-name="P1" draw:layer="layout" svg:x1="11.4cm" svg:y1="6.6cm" svg:x2="11.8cm" svg:y2="6.3cm">
          <text:p/>
        </draw:line>
        <draw:line draw:style-name="gr21" draw:text-style-name="P1" draw:layer="layout" svg:x1="12.1cm" svg:y1="6.6cm" svg:x2="12.5cm" svg:y2="6.3cm">
          <text:p/>
        </draw:line>
        <draw:line draw:style-name="gr21" draw:text-style-name="P1" draw:layer="layout" svg:x1="11.8cm" svg:y1="6.3cm" svg:x2="12.1cm" svg:y2="6.6cm">
          <text:p/>
        </draw:line>
        <draw:line draw:style-name="gr21" draw:text-style-name="P1" draw:layer="layout" svg:x1="11.1cm" svg:y1="6.3cm" svg:x2="11.4cm" svg:y2="6.6cm">
          <text:p/>
        </draw:line>
        <draw:line draw:style-name="gr21" draw:text-style-name="P1" draw:layer="layout" svg:x1="10.4cm" svg:y1="6.3cm" svg:x2="10.7cm" svg:y2="6.6cm">
          <text:p/>
        </draw:line>
        <draw:line draw:style-name="gr21" draw:text-style-name="P1" draw:layer="layout" svg:x1="12.5cm" svg:y1="6.3cm" svg:x2="12.8cm" svg:y2="6.6cm">
          <text:p/>
        </draw:line>
        <draw:line draw:style-name="gr21" draw:text-style-name="P1" draw:layer="layout" svg:x1="3.6cm" svg:y1="6.6cm" svg:x2="4cm" svg:y2="6.3cm">
          <text:p/>
        </draw:line>
        <draw:line draw:style-name="gr21" draw:text-style-name="P1" draw:layer="layout" svg:x1="4.3cm" svg:y1="6.6cm" svg:x2="4.7cm" svg:y2="6.3cm">
          <text:p/>
        </draw:line>
        <draw:line draw:style-name="gr21" draw:text-style-name="P1" draw:layer="layout" svg:x1="5cm" svg:y1="6.6cm" svg:x2="5.4cm" svg:y2="6.3cm">
          <text:p/>
        </draw:line>
        <draw:line draw:style-name="gr21" draw:text-style-name="P1" draw:layer="layout" svg:x1="5.7cm" svg:y1="6.6cm" svg:x2="6.1cm" svg:y2="6.3cm">
          <text:p/>
        </draw:line>
        <draw:line draw:style-name="gr21" draw:text-style-name="P1" draw:layer="layout" svg:x1="5.4cm" svg:y1="6.3cm" svg:x2="5.7cm" svg:y2="6.6cm">
          <text:p/>
        </draw:line>
        <draw:line draw:style-name="gr21" draw:text-style-name="P1" draw:layer="layout" svg:x1="4.7cm" svg:y1="6.3cm" svg:x2="5cm" svg:y2="6.6cm">
          <text:p/>
        </draw:line>
        <draw:line draw:style-name="gr21" draw:text-style-name="P1" draw:layer="layout" svg:x1="4cm" svg:y1="6.3cm" svg:x2="4.3cm" svg:y2="6.6cm">
          <text:p/>
        </draw:line>
        <draw:line draw:style-name="gr21" draw:text-style-name="P1" draw:layer="layout" svg:x1="6.1cm" svg:y1="6.3cm" svg:x2="6.4cm" svg:y2="6.6cm">
          <text:p/>
        </draw:line>
        <draw:frame draw:style-name="gr22" draw:text-style-name="P4" draw:layer="layout" svg:width="5.662cm" svg:height="0.666cm" svg:x="16.5cm" svg:y="3.4cm">
          <draw:text-box>
            <text:p><text:span text:style-name="T3">Communication between layers</text:span></text:p>
          </draw:text-box>
        </draw:frame>
        <draw:rect draw:style-name="gr9" draw:text-style-name="P2" draw:layer="layout" svg:width="3cm" svg:height="0.9cm" svg:x="3.5cm" svg:y="14.7cm">
          <text:p text:style-name="P1"><text:span text:style-name="T1">Application</text:span></text:p>
        </draw:rect>
        <draw:rect draw:style-name="gr9" draw:text-style-name="P2" draw:layer="layout" svg:width="3cm" svg:height="0.9cm" svg:x="3.5cm" svg:y="15.8cm">
          <text:p text:style-name="P1"><text:span text:style-name="T1">Presentation</text:span></text:p>
        </draw:rect>
        <draw:rect draw:style-name="gr9" draw:text-style-name="P2" draw:layer="layout" svg:width="3cm" svg:height="0.9cm" svg:x="3.5cm" svg:y="16.9cm">
          <text:p text:style-name="P1"><text:span text:style-name="T1">Session</text:span></text:p>
        </draw:rect>
        <draw:rect draw:style-name="gr9" draw:text-style-name="P2" draw:layer="layout" svg:width="3cm" svg:height="0.9cm" svg:x="3.5cm" svg:y="18cm">
          <text:p text:style-name="P1"><text:span text:style-name="T1">Transport</text:span></text:p>
        </draw:rect>
        <draw:rect draw:style-name="gr9" draw:text-style-name="P2" draw:layer="layout" svg:width="3cm" svg:height="0.9cm" svg:x="3.5cm" svg:y="19.1cm">
          <text:p text:style-name="P1"><text:span text:style-name="T1">Network</text:span></text:p>
        </draw:rect>
        <draw:rect draw:style-name="gr9" draw:text-style-name="P2" draw:layer="layout" svg:width="3cm" svg:height="0.9cm" svg:x="3.5cm" svg:y="20.2cm">
          <text:p text:style-name="P1"><text:span text:style-name="T1">Link</text:span></text:p>
        </draw:rect>
        <draw:rect draw:style-name="gr9" draw:text-style-name="P2" draw:layer="layout" svg:width="3cm" svg:height="0.9cm" svg:x="3.5cm" svg:y="21.3cm">
          <text:p text:style-name="P1"><text:span text:style-name="T1">Physical</text:span></text:p>
        </draw:rect>
        <draw:rect draw:style-name="gr9" draw:text-style-name="P2" draw:layer="layout" svg:width="3cm" svg:height="3.1cm" draw:transform="skewX (-0.0076794487087736) translate (7.8cm 14.7cm)">
          <text:p text:style-name="P1"><text:span text:style-name="T1">Application</text:span></text:p>
        </draw:rect>
        <draw:rect draw:style-name="gr9" draw:text-style-name="P2" draw:layer="layout" svg:width="3cm" svg:height="2cm" svg:x="7.8cm" svg:y="20.2cm">
          <text:p text:style-name="P1"><text:span text:style-name="T1">link </text:span></text:p>
        </draw:rect>
        <draw:rect draw:style-name="gr9" draw:text-style-name="P2" draw:layer="layout" svg:width="3cm" svg:height="0.9cm" svg:x="7.8cm" svg:y="18cm">
          <text:p text:style-name="P1"><text:span text:style-name="T1">Transport</text:span></text:p>
        </draw:rect>
        <draw:rect draw:style-name="gr9" draw:text-style-name="P2" draw:layer="layout" svg:width="3cm" svg:height="0.9cm" svg:x="7.8cm" svg:y="19.1cm">
          <text:p text:style-name="P1"><text:span text:style-name="T1">Internet</text:span></text:p>
        </draw:rect>
        <draw:frame draw:style-name="gr23" draw:text-style-name="P4" draw:layer="layout" svg:width="1.141cm" svg:height="0.666cm" svg:x="4.359cm" svg:y="13.634cm">
          <draw:text-box>
            <text:p><text:span text:style-name="T3">OSI</text:span></text:p>
          </draw:text-box>
        </draw:frame>
        <draw:frame draw:style-name="gr24" draw:text-style-name="P4" draw:layer="layout" svg:width="1.696cm" svg:height="0.666cm" svg:x="8.36cm" svg:y="13.634cm">
          <draw:text-box>
            <text:p><text:span text:style-name="T3">TCP/IP</text:span></text:p>
          </draw:text-box>
        </draw:frame>
      </draw:page>
      <draw:page draw:name="page3" draw:style-name="dp1" draw:master-page-name="Predeterminado">
        <draw:rect draw:style-name="gr25" draw:text-style-name="P1" draw:layer="layout" svg:width="2.1cm" svg:height="0.6cm" svg:x="7.8cm" svg:y="17.2cm">
          <text:p/>
        </draw:rect>
        <draw:frame draw:style-name="gr1" draw:text-style-name="P1" xml:id="id1" draw:id="id1" draw:layer="layout" svg:width="2.021cm" svg:height="1.581cm" svg:x="5.7cm" svg:y="18.8cm">
          <draw:image xlink:href="Pictures/10000201000002E50000026CFE297CB0.png" xlink:type="simple" xlink:show="embed" xlink:actuate="onLoad">
            <text:p/>
          </draw:image>
        </draw:frame>
        <draw:frame draw:style-name="gr1" draw:text-style-name="P1" xml:id="id4" draw:id="id4" draw:layer="layout" svg:width="2.021cm" svg:height="1.581cm" svg:x="10cm" svg:y="18.819cm">
          <draw:image xlink:href="Pictures/10000201000002E50000026CFE297CB0.png" xlink:type="simple" xlink:show="embed" xlink:actuate="onLoad">
            <text:p/>
          </draw:image>
        </draw:frame>
        <draw:rect draw:style-name="gr26" draw:text-style-name="P1" xml:id="id2" draw:id="id2" draw:layer="layout" svg:width="0.3cm" svg:height="0.2cm" svg:x="8.1cm" svg:y="17.4cm">
          <text:p/>
        </draw:rect>
        <draw:connector draw:style-name="gr27" draw:text-style-name="P1" draw:layer="layout" svg:x1="7.721cm" svg:y1="19.59cm" svg:x2="8.25cm" svg:y2="17.6cm" draw:start-shape="id1" draw:start-glue-point="1" draw:end-shape="id2" svg:d="M7721 19590h529v-1990">
          <text:p/>
        </draw:connector>
        <draw:rect draw:style-name="gr26" draw:text-style-name="P1" xml:id="id3" draw:id="id3" draw:layer="layout" svg:width="0.3cm" svg:height="0.2cm" svg:x="8.7cm" svg:y="17.4cm">
          <text:p/>
        </draw:rect>
        <draw:connector draw:style-name="gr27" draw:text-style-name="P1" draw:layer="layout" svg:x1="8.85cm" svg:y1="17.6cm" svg:x2="10cm" svg:y2="19.609cm" draw:start-shape="id3" draw:start-glue-point="2" draw:end-shape="id4" draw:end-glue-point="3" svg:d="M8850 17600v2009h1150">
          <text:p/>
        </draw:connector>
        <draw:rect draw:style-name="gr26" draw:text-style-name="P1" xml:id="id5" draw:id="id5" draw:layer="layout" svg:width="0.3cm" svg:height="0.2cm" svg:x="9.3cm" svg:y="17.4cm">
          <text:p/>
        </draw:rect>
        <draw:rect draw:style-name="gr25" draw:text-style-name="P1" draw:layer="layout" svg:width="2.1cm" svg:height="0.6cm" svg:x="11.2cm" svg:y="15.4cm">
          <text:p/>
        </draw:rect>
        <draw:rect draw:style-name="gr26" draw:text-style-name="P1" xml:id="id6" draw:id="id6" draw:layer="layout" svg:width="0.3cm" svg:height="0.2cm" svg:x="11.5cm" svg:y="15.6cm">
          <text:p/>
        </draw:rect>
        <draw:connector draw:style-name="gr27" draw:text-style-name="P1" draw:layer="layout" svg:x1="9.45cm" svg:y1="17.4cm" svg:x2="11.65cm" svg:y2="15.8cm" draw:start-shape="id5" draw:start-glue-point="0" draw:end-shape="id6" draw:end-glue-point="2" svg:d="M9450 17400v-800h2200v-800">
          <text:p/>
        </draw:connector>
        <draw:rect draw:style-name="gr25" draw:text-style-name="P1" draw:layer="layout" svg:width="2.1cm" svg:height="0.6cm" svg:x="15.201cm" svg:y="17.2cm">
          <text:p/>
        </draw:rect>
        <draw:frame draw:style-name="gr1" draw:text-style-name="P1" xml:id="id7" draw:id="id7" draw:layer="layout" svg:width="2.021cm" svg:height="1.581cm" svg:x="13.101cm" svg:y="18.8cm">
          <draw:image xlink:href="Pictures/10000201000002E50000026CFE297CB0.png" xlink:type="simple" xlink:show="embed" xlink:actuate="onLoad">
            <text:p/>
          </draw:image>
        </draw:frame>
        <draw:frame draw:style-name="gr1" draw:text-style-name="P1" xml:id="id10" draw:id="id10" draw:layer="layout" svg:width="2.021cm" svg:height="1.581cm" svg:x="17.401cm" svg:y="18.819cm">
          <draw:image xlink:href="Pictures/10000201000002E50000026CFE297CB0.png" xlink:type="simple" xlink:show="embed" xlink:actuate="onLoad">
            <text:p/>
          </draw:image>
        </draw:frame>
        <draw:rect draw:style-name="gr26" draw:text-style-name="P1" xml:id="id8" draw:id="id8" draw:layer="layout" svg:width="0.3cm" svg:height="0.2cm" svg:x="15.501cm" svg:y="17.4cm">
          <text:p/>
        </draw:rect>
        <draw:connector draw:style-name="gr27" draw:text-style-name="P1" draw:layer="layout" svg:x1="15.122cm" svg:y1="19.59cm" svg:x2="15.651cm" svg:y2="17.6cm" draw:start-shape="id7" draw:start-glue-point="1" draw:end-shape="id8" svg:d="M15122 19590h529v-1990">
          <text:p/>
        </draw:connector>
        <draw:rect draw:style-name="gr26" draw:text-style-name="P1" xml:id="id9" draw:id="id9" draw:layer="layout" svg:width="0.3cm" svg:height="0.2cm" svg:x="16.101cm" svg:y="17.4cm">
          <text:p/>
        </draw:rect>
        <draw:connector draw:style-name="gr27" draw:text-style-name="P1" draw:layer="layout" svg:x1="16.251cm" svg:y1="17.6cm" svg:x2="17.401cm" svg:y2="19.609cm" draw:start-shape="id9" draw:start-glue-point="2" draw:end-shape="id10" draw:end-glue-point="3" svg:d="M16251 17600v2009h1150">
          <text:p/>
        </draw:connector>
        <draw:rect draw:style-name="gr26" draw:text-style-name="P1" xml:id="id11" draw:id="id11" draw:layer="layout" svg:width="0.3cm" svg:height="0.2cm" svg:x="16.701cm" svg:y="17.4cm">
          <text:p/>
        </draw:rect>
        <draw:rect draw:style-name="gr26" draw:text-style-name="P1" xml:id="id12" draw:id="id12" draw:layer="layout" svg:width="0.3cm" svg:height="0.2cm" svg:x="12.7cm" svg:y="15.6cm">
          <text:p/>
        </draw:rect>
        <draw:rect draw:style-name="gr26" draw:text-style-name="P1" xml:id="id13" draw:id="id13" draw:layer="layout" svg:width="0.3cm" svg:height="0.2cm" svg:x="12.1cm" svg:y="15.6cm">
          <text:p/>
        </draw:rect>
        <draw:connector draw:style-name="gr27" draw:text-style-name="P1" draw:layer="layout" svg:x1="16.851cm" svg:y1="17.4cm" svg:x2="12.85cm" svg:y2="15.8cm" draw:start-shape="id11" draw:start-glue-point="0" draw:end-shape="id12" draw:end-glue-point="2" svg:d="M16851 17400v-800h-4001v-800">
          <text:p/>
        </draw:connector>
        <draw:rect draw:style-name="gr28" draw:text-style-name="P1" draw:layer="layout" svg:width="0.9cm" svg:height="0.6cm" svg:x="11.8cm" svg:y="14.1cm">
          <text:p/>
        </draw:rect>
        <draw:rect draw:style-name="gr26" draw:text-style-name="P1" xml:id="id14" draw:id="id14" draw:layer="layout" svg:width="0.3cm" svg:height="0.2cm" svg:x="12.1cm" svg:y="14.3cm">
          <text:p/>
        </draw:rect>
        <draw:connector draw:style-name="gr27" draw:text-style-name="P1" draw:layer="layout" svg:x1="12.25cm" svg:y1="15.6cm" svg:x2="12.25cm" svg:y2="14.5cm" draw:start-shape="id13" draw:start-glue-point="0" draw:end-shape="id14" draw:end-glue-point="2" svg:d="M12250 15600v-1100">
          <text:p/>
        </draw:connector>
        <draw:rect draw:style-name="gr29" draw:text-style-name="P1" draw:layer="layout" svg:width="0.9cm" svg:height="0.6cm" svg:x="11.8cm" svg:y="12.8cm">
          <text:p/>
        </draw:rect>
        <draw:rect draw:style-name="gr26" draw:text-style-name="P1" xml:id="id15" draw:id="id15" draw:layer="layout" svg:width="0.3cm" svg:height="0.2cm" svg:x="12.1cm" svg:y="13cm">
          <text:p/>
        </draw:rect>
        <draw:connector draw:style-name="gr27" draw:text-style-name="P1" draw:layer="layout" svg:x1="12.25cm" svg:y1="13.2cm" svg:x2="12.25cm" svg:y2="14.3cm" draw:start-shape="id15" draw:start-glue-point="2" draw:end-shape="id14" draw:end-glue-point="0" svg:d="M12250 13200v1100">
          <text:p/>
        </draw:connector>
        <draw:custom-shape draw:style-name="gr30" draw:text-style-name="P1" xml:id="id16" draw:id="id16" draw:layer="layout" svg:width="6.6cm" svg:height="3.3cm" svg:x="7.9cm" svg:y="8.9cm">
          <text:p text:style-name="P1">W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7" draw:text-style-name="P1" draw:layer="layout" svg:x1="12.1cm" svg:y1="13.1cm" svg:x2="11.2cm" svg:y2="12.2cm" draw:start-shape="id15" draw:start-glue-point="3" draw:end-shape="id16" svg:d="M12100 13100h-900v-900">
          <text:p/>
        </draw:connector>
        <draw:rect draw:style-name="gr28" draw:text-style-name="P1" draw:layer="layout" svg:width="0.9cm" svg:height="0.6cm" svg:x="5.8cm" svg:y="12.3cm">
          <text:p/>
        </draw:rect>
        <draw:rect draw:style-name="gr26" draw:text-style-name="P1" xml:id="id18" draw:id="id18" draw:layer="layout" svg:width="0.3cm" svg:height="0.2cm" svg:x="6.1cm" svg:y="12.5cm">
          <text:p/>
        </draw:rect>
        <draw:rect draw:style-name="gr29" draw:text-style-name="P1" draw:layer="layout" svg:width="0.9cm" svg:height="0.6cm" svg:x="5.8cm" svg:y="11cm">
          <text:p/>
        </draw:rect>
        <draw:rect draw:style-name="gr26" draw:text-style-name="P1" xml:id="id17" draw:id="id17" draw:layer="layout" svg:width="0.3cm" svg:height="0.2cm" svg:x="6.1cm" svg:y="11.2cm">
          <text:p/>
        </draw:rect>
        <draw:connector draw:style-name="gr27" draw:text-style-name="P1" draw:layer="layout" svg:x1="6.25cm" svg:y1="11.4cm" svg:x2="6.25cm" svg:y2="12.5cm" draw:start-shape="id17" draw:start-glue-point="2" draw:end-shape="id18" draw:end-glue-point="0" svg:d="M6250 11400v1100">
          <text:p/>
        </draw:connector>
        <draw:connector draw:style-name="gr27" draw:text-style-name="P1" draw:layer="layout" svg:x1="7.9cm" svg:y1="10.55cm" svg:x2="6.25cm" svg:y2="11.2cm" draw:start-shape="id16" draw:start-glue-point="3" draw:end-shape="id17" draw:end-glue-point="0" svg:d="M7900 10550h-1650v650">
          <text:p/>
        </draw:connector>
        <draw:rect draw:style-name="gr25" draw:text-style-name="P1" draw:layer="layout" svg:width="1.4cm" svg:height="0.6cm" svg:x="3.9cm" svg:y="13.9cm">
          <text:p/>
        </draw:rect>
        <draw:rect draw:style-name="gr26" draw:text-style-name="P1" xml:id="id19" draw:id="id19" draw:layer="layout" svg:width="0.3cm" svg:height="0.2cm" svg:x="4.7cm" svg:y="14.1cm">
          <text:p/>
        </draw:rect>
        <draw:rect draw:style-name="gr26" draw:text-style-name="P1" xml:id="id20" draw:id="id20" draw:layer="layout" svg:width="0.3cm" svg:height="0.2cm" svg:x="4.1cm" svg:y="14.1cm">
          <text:p/>
        </draw:rect>
        <draw:frame draw:style-name="gr1" draw:text-style-name="P1" xml:id="id21" draw:id="id21" draw:layer="layout" svg:width="2.021cm" svg:height="1.581cm" svg:x="3.501cm" svg:y="15.301cm">
          <draw:image xlink:href="Pictures/10000201000002E50000026CFE297CB0.png" xlink:type="simple" xlink:show="embed" xlink:actuate="onLoad">
            <text:p/>
          </draw:image>
        </draw:frame>
        <draw:connector draw:style-name="gr27" draw:text-style-name="P1" draw:layer="layout" svg:x1="6.25cm" svg:y1="12.7cm" svg:x2="4.85cm" svg:y2="14.1cm" draw:start-shape="id18" draw:start-glue-point="2" draw:end-shape="id19" draw:end-glue-point="0" svg:d="M6250 12700v700h-1400v700">
          <text:p/>
        </draw:connector>
        <draw:connector draw:style-name="gr27" draw:text-style-name="P1" draw:layer="layout" svg:x1="4.25cm" svg:y1="14.3cm" svg:x2="4.511cm" svg:y2="15.301cm" draw:start-shape="id20" draw:start-glue-point="2" draw:end-shape="id21" draw:end-glue-point="0" svg:d="M4250 14300v526h261v475">
          <text:p/>
        </draw:connector>
        <draw:rect draw:style-name="gr29" draw:text-style-name="P1" draw:layer="layout" svg:width="0.9cm" svg:height="0.6cm" svg:x="15.8cm" svg:y="11cm">
          <text:p/>
        </draw:rect>
        <draw:rect draw:style-name="gr26" draw:text-style-name="P1" draw:layer="layout" svg:width="0.3cm" svg:height="0.2cm" svg:x="16.1cm" svg:y="11.2cm">
          <text:p/>
        </draw:rect>
        <draw:rect draw:style-name="gr28" draw:text-style-name="P1" draw:layer="layout" svg:width="0.9cm" svg:height="0.6cm" svg:x="15.8cm" svg:y="12cm">
          <text:p/>
        </draw:rect>
        <draw:rect draw:style-name="gr26" draw:text-style-name="P1" draw:layer="layout" svg:width="0.3cm" svg:height="0.2cm" svg:x="16.1cm" svg:y="12.2cm">
          <text:p/>
        </draw:rect>
        <draw:rect draw:style-name="gr25" draw:text-style-name="P1" draw:layer="layout" svg:width="2.1cm" svg:height="0.6cm" svg:x="15.8cm" svg:y="13cm">
          <text:p/>
        </draw:rect>
        <draw:rect draw:style-name="gr26" draw:text-style-name="P1" draw:layer="layout" svg:width="0.3cm" svg:height="0.2cm" svg:x="16.1cm" svg:y="13.2cm">
          <text:p/>
        </draw:rect>
        <draw:rect draw:style-name="gr26" draw:text-style-name="P1" draw:layer="layout" svg:width="0.3cm" svg:height="0.2cm" svg:x="17.3cm" svg:y="13.2cm">
          <text:p/>
        </draw:rect>
        <draw:rect draw:style-name="gr26" draw:text-style-name="P1" draw:layer="layout" svg:width="0.3cm" svg:height="0.2cm" svg:x="16.7cm" svg:y="13.2cm">
          <text:p/>
        </draw:rect>
        <draw:frame draw:style-name="gr31" draw:text-style-name="P5" draw:layer="layout" svg:width="1.679cm" svg:height="0.645cm" svg:x="17cm" svg:y="11cm">
          <draw:text-box>
            <text:p><text:span text:style-name="T2">Modem</text:span></text:p>
          </draw:text-box>
        </draw:frame>
        <draw:frame draw:style-name="gr31" draw:text-style-name="P5" draw:layer="layout" svg:width="1.56cm" svg:height="0.645cm" svg:x="17.001cm" svg:y="12.001cm">
          <draw:text-box>
            <text:p><text:span text:style-name="T2">Router</text:span></text:p>
          </draw:text-box>
        </draw:frame>
        <draw:frame draw:style-name="gr31" draw:text-style-name="P5" draw:layer="layout" svg:width="1.543cm" svg:height="0.645cm" svg:x="18.001cm" svg:y="13.002cm">
          <draw:text-box>
            <text:p><text:span text:style-name="T2">Switch</text:span></text:p>
          </draw:text-box>
        </draw:frame>
        <draw:frame draw:style-name="gr31" draw:text-style-name="P6" draw:layer="layout" svg:width="4.071cm" svg:height="0.963cm" svg:x="17.101cm" svg:y="20.501cm">
          <draw:text-box>
            <text:p text:style-name="P6"><text:span text:style-name="T4">MAC <text:s/>01:34:45:F3:EE:6A</text:span></text:p>
            <text:p text:style-name="P6"><text:span text:style-name="T4">IP: 192.168.20.10</text:span></text:p>
          </draw:text-box>
        </draw:frame>
        <draw:frame draw:style-name="gr31" draw:text-style-name="P6" draw:layer="layout" svg:width="4.092cm" svg:height="0.963cm" svg:x="12.901cm" svg:y="20.502cm">
          <draw:text-box>
            <text:p text:style-name="P6"><text:span text:style-name="T4">MAC <text:s/>01:5F:45:F3:EE:6A</text:span></text:p>
            <text:p text:style-name="P6"><text:span text:style-name="T4">IP: 192.168.20.11</text:span></text:p>
          </draw:text-box>
        </draw:frame>
        <draw:frame draw:style-name="gr31" draw:text-style-name="P6" draw:layer="layout" svg:width="4.037cm" svg:height="0.963cm" svg:x="9.101cm" svg:y="20.503cm">
          <draw:text-box>
            <text:p text:style-name="P6"><text:span text:style-name="T4">MAC <text:s/>01:34:45:F3:EE:21</text:span></text:p>
            <text:p text:style-name="P6"><text:span text:style-name="T4">IP: 192.168.20.21</text:span></text:p>
          </draw:text-box>
        </draw:frame>
        <draw:frame draw:style-name="gr31" draw:text-style-name="P6" draw:layer="layout" svg:width="4.071cm" svg:height="0.963cm" svg:x="5.002cm" svg:y="20.504cm">
          <draw:text-box>
            <text:p text:style-name="P6"><text:span text:style-name="T4">MAC <text:s/>01:34:45:F3:EA:6A</text:span></text:p>
            <text:p text:style-name="P6"><text:span text:style-name="T4">IP: 192.168.20.22</text:span></text:p>
          </draw:text-box>
        </draw:frame>
        <draw:frame draw:style-name="gr31" draw:text-style-name="P6" draw:layer="layout" svg:width="4.071cm" svg:height="0.963cm" svg:x="2.5cm" svg:y="16.937cm">
          <draw:text-box>
            <text:p text:style-name="P6"><text:span text:style-name="T4">MAC <text:s/>01:51:45:F3:EE:6A</text:span></text:p>
            <text:p text:style-name="P6"><text:span text:style-name="T4">IP: 192.168.20.2</text:span></text:p>
          </draw:text-box>
        </draw:frame>
        <draw:frame draw:style-name="gr31" draw:text-style-name="P6" draw:layer="layout" svg:width="4.037cm" svg:height="1.319cm" svg:x="13.029cm" svg:y="13.937cm">
          <draw:text-box>
            <text:p text:style-name="P6"><text:span text:style-name="T4">MAC <text:s/>01:51:45:F3:EE:11</text:span></text:p>
            <text:p text:style-name="P6"><text:span text:style-name="T4">IP1: 192.168.20.1</text:span></text:p>
            <text:p text:style-name="P6"><text:span text:style-name="T4">IP2: 81.202.180.100</text:span></text:p>
          </draw:text-box>
        </draw:frame>
        <draw:frame draw:style-name="gr31" draw:text-style-name="P6" draw:layer="layout" svg:width="4.071cm" svg:height="1.319cm" svg:x="1.401cm" svg:y="11.938cm">
          <draw:text-box>
            <text:p text:style-name="P6"><text:span text:style-name="T4">MAC <text:s/>00:51:45:F3:EE:6A</text:span></text:p>
            <text:p text:style-name="P6"><text:span text:style-name="T4">IP1: 192.168.20.1</text:span></text:p>
            <text:p text:style-name="P6"><text:span text:style-name="T4">IP2: <text:s/>81.202.170.102</text:span></text:p>
          </draw:text-box>
        </draw:frame>
      </draw:page>
      <draw:page draw:name="page4" draw:style-name="dp1" draw:master-page-name="Predeterminado">
        <draw:rect draw:style-name="gr25" draw:text-style-name="P1" draw:layer="layout" svg:width="2.1cm" svg:height="0.6cm" svg:x="7.801cm" svg:y="21.3cm">
          <text:p/>
        </draw:rect>
        <draw:frame draw:style-name="gr1" draw:text-style-name="P1" xml:id="id22" draw:id="id22" draw:layer="layout" svg:width="2.021cm" svg:height="1.581cm" svg:x="5.701cm" svg:y="22.9cm">
          <draw:image xlink:href="Pictures/10000201000002E50000026CFE297CB0.png" xlink:type="simple" xlink:show="embed" xlink:actuate="onLoad">
            <text:p/>
          </draw:image>
        </draw:frame>
        <draw:frame draw:style-name="gr1" draw:text-style-name="P1" xml:id="id25" draw:id="id25" draw:layer="layout" svg:width="2.021cm" svg:height="1.581cm" svg:x="10.001cm" svg:y="22.919cm">
          <draw:image xlink:href="Pictures/10000201000002E50000026CFE297CB0.png" xlink:type="simple" xlink:show="embed" xlink:actuate="onLoad">
            <text:p/>
          </draw:image>
        </draw:frame>
        <draw:rect draw:style-name="gr26" draw:text-style-name="P1" xml:id="id23" draw:id="id23" draw:layer="layout" svg:width="0.3cm" svg:height="0.2cm" svg:x="8.101cm" svg:y="21.5cm">
          <text:p/>
        </draw:rect>
        <draw:connector draw:style-name="gr27" draw:text-style-name="P1" draw:layer="layout" svg:x1="7.722cm" svg:y1="23.69cm" svg:x2="8.251cm" svg:y2="21.7cm" draw:start-shape="id22" draw:start-glue-point="1" draw:end-shape="id23" svg:d="M7722 23690h529v-1990">
          <text:p/>
        </draw:connector>
        <draw:rect draw:style-name="gr26" draw:text-style-name="P1" xml:id="id24" draw:id="id24" draw:layer="layout" svg:width="0.3cm" svg:height="0.2cm" svg:x="8.701cm" svg:y="21.5cm">
          <text:p/>
        </draw:rect>
        <draw:connector draw:style-name="gr27" draw:text-style-name="P1" draw:layer="layout" svg:x1="8.851cm" svg:y1="21.7cm" svg:x2="10.001cm" svg:y2="23.709cm" draw:start-shape="id24" draw:start-glue-point="2" draw:end-shape="id25" draw:end-glue-point="3" svg:d="M8851 21700v2009h1150">
          <text:p/>
        </draw:connector>
        <draw:rect draw:style-name="gr26" draw:text-style-name="P1" xml:id="id26" draw:id="id26" draw:layer="layout" svg:width="0.3cm" svg:height="0.2cm" svg:x="9.301cm" svg:y="21.5cm">
          <text:p/>
        </draw:rect>
        <draw:connector draw:style-name="gr27" draw:text-style-name="P1" draw:layer="layout" svg:x1="9.451cm" svg:y1="21.5cm" svg:x2="12.751cm" svg:y2="14.5cm" draw:start-shape="id26" draw:start-glue-point="0" draw:end-shape="id27" draw:end-glue-point="2" svg:d="M9451 21500v-3500h3300v-3500">
          <text:p/>
        </draw:connector>
        <draw:rect draw:style-name="gr25" draw:text-style-name="P1" draw:layer="layout" svg:width="2.1cm" svg:height="0.6cm" svg:x="13.402cm" svg:y="18.2cm">
          <text:p/>
        </draw:rect>
        <draw:frame draw:style-name="gr1" draw:text-style-name="P1" xml:id="id28" draw:id="id28" draw:layer="layout" svg:width="2.021cm" svg:height="1.581cm" svg:x="11.302cm" svg:y="19.8cm">
          <draw:image xlink:href="Pictures/10000201000002E50000026CFE297CB0.png" xlink:type="simple" xlink:show="embed" xlink:actuate="onLoad">
            <text:p/>
          </draw:image>
        </draw:frame>
        <draw:frame draw:style-name="gr1" draw:text-style-name="P1" xml:id="id31" draw:id="id31" draw:layer="layout" svg:width="2.021cm" svg:height="1.581cm" svg:x="15.602cm" svg:y="19.819cm">
          <draw:image xlink:href="Pictures/10000201000002E50000026CFE297CB0.png" xlink:type="simple" xlink:show="embed" xlink:actuate="onLoad">
            <text:p/>
          </draw:image>
        </draw:frame>
        <draw:rect draw:style-name="gr26" draw:text-style-name="P1" xml:id="id29" draw:id="id29" draw:layer="layout" svg:width="0.3cm" svg:height="0.2cm" svg:x="13.702cm" svg:y="18.4cm">
          <text:p/>
        </draw:rect>
        <draw:connector draw:style-name="gr27" draw:text-style-name="P1" draw:layer="layout" svg:x1="13.323cm" svg:y1="20.59cm" svg:x2="13.852cm" svg:y2="18.6cm" draw:start-shape="id28" draw:start-glue-point="1" draw:end-shape="id29" svg:d="M13323 20590h529v-1990">
          <text:p/>
        </draw:connector>
        <draw:rect draw:style-name="gr26" draw:text-style-name="P1" xml:id="id30" draw:id="id30" draw:layer="layout" svg:width="0.3cm" svg:height="0.2cm" svg:x="14.302cm" svg:y="18.4cm">
          <text:p/>
        </draw:rect>
        <draw:connector draw:style-name="gr27" draw:text-style-name="P1" draw:layer="layout" svg:x1="14.452cm" svg:y1="18.6cm" svg:x2="15.602cm" svg:y2="20.609cm" draw:start-shape="id30" draw:start-glue-point="2" draw:end-shape="id31" draw:end-glue-point="3" svg:d="M14452 18600v2009h1150">
          <text:p/>
        </draw:connector>
        <draw:rect draw:style-name="gr26" draw:text-style-name="P1" xml:id="id32" draw:id="id32" draw:layer="layout" svg:width="0.3cm" svg:height="0.2cm" svg:x="14.902cm" svg:y="18.4cm">
          <text:p/>
        </draw:rect>
        <draw:connector draw:style-name="gr27" draw:text-style-name="P1" draw:layer="layout" svg:x1="15.052cm" svg:y1="18.4cm" svg:x2="13.251cm" svg:y2="14.5cm" draw:start-shape="id32" draw:start-glue-point="0" draw:end-shape="id33" draw:end-glue-point="2" svg:d="M15052 18400v-1950h-1801v-1950">
          <text:p/>
        </draw:connector>
        <draw:rect draw:style-name="gr28" draw:text-style-name="P1" draw:layer="layout" svg:width="2.7cm" svg:height="0.6cm" svg:x="11.4cm" svg:y="14.1cm">
          <text:p/>
        </draw:rect>
        <draw:rect draw:style-name="gr26" draw:text-style-name="P1" xml:id="id44" draw:id="id44" draw:layer="layout" svg:width="0.3cm" svg:height="0.2cm" svg:x="12.101cm" svg:y="14.3cm">
          <text:p/>
        </draw:rect>
        <draw:rect draw:style-name="gr28" draw:text-style-name="P1" draw:layer="layout" svg:width="0.9cm" svg:height="0.6cm" svg:x="3.456cm" svg:y="9.753cm">
          <text:p/>
        </draw:rect>
        <draw:rect draw:style-name="gr25" draw:text-style-name="P1" draw:layer="layout" svg:width="2.1cm" svg:height="0.6cm" svg:x="3.456cm" svg:y="10.753cm">
          <text:p/>
        </draw:rect>
        <draw:rect draw:style-name="gr26" draw:text-style-name="P1" draw:layer="layout" svg:width="0.3cm" svg:height="0.2cm" svg:x="3.756cm" svg:y="10.953cm">
          <text:p/>
        </draw:rect>
        <draw:rect draw:style-name="gr26" draw:text-style-name="P1" draw:layer="layout" svg:width="0.3cm" svg:height="0.2cm" svg:x="4.956cm" svg:y="10.953cm">
          <text:p/>
        </draw:rect>
        <draw:rect draw:style-name="gr26" draw:text-style-name="P1" draw:layer="layout" svg:width="0.3cm" svg:height="0.2cm" svg:x="4.356cm" svg:y="10.953cm">
          <text:p/>
        </draw:rect>
        <draw:frame draw:style-name="gr31" draw:text-style-name="P5" draw:layer="layout" svg:width="1.56cm" svg:height="0.645cm" svg:x="4.657cm" svg:y="9.754cm">
          <draw:text-box>
            <text:p><text:span text:style-name="T2">Router</text:span></text:p>
          </draw:text-box>
        </draw:frame>
        <draw:frame draw:style-name="gr31" draw:text-style-name="P5" draw:layer="layout" svg:width="1.543cm" svg:height="0.645cm" svg:x="5.757cm" svg:y="10.755cm">
          <draw:text-box>
            <text:p><text:span text:style-name="T2">Switch</text:span></text:p>
          </draw:text-box>
        </draw:frame>
        <draw:frame draw:style-name="gr31" draw:text-style-name="P6" draw:layer="layout" svg:width="3.19cm" svg:height="0.607cm" svg:x="15.302cm" svg:y="21.501cm">
          <draw:text-box>
            <text:p text:style-name="P6"><text:span text:style-name="T4">IP: 192.168.40.101</text:span></text:p>
          </draw:text-box>
        </draw:frame>
        <draw:frame draw:style-name="gr31" draw:text-style-name="P6" draw:layer="layout" svg:width="3.012cm" svg:height="0.607cm" svg:x="11.102cm" svg:y="21.502cm">
          <draw:text-box>
            <text:p text:style-name="P6"><text:span text:style-name="T4">IP: 192.168.40.98</text:span></text:p>
          </draw:text-box>
        </draw:frame>
        <draw:frame draw:style-name="gr31" draw:text-style-name="P6" draw:layer="layout" svg:width="3.012cm" svg:height="0.607cm" svg:x="9.502cm" svg:y="24.503cm">
          <draw:text-box>
            <text:p text:style-name="P6"><text:span text:style-name="T4">IP: 192.168.40.80</text:span></text:p>
          </draw:text-box>
        </draw:frame>
        <draw:frame draw:style-name="gr31" draw:text-style-name="P6" draw:layer="layout" svg:width="3.012cm" svg:height="0.607cm" svg:x="5.003cm" svg:y="24.504cm">
          <draw:text-box>
            <text:p text:style-name="P6"><text:span text:style-name="T4">IP: 192.168.40.68</text:span></text:p>
          </draw:text-box>
        </draw:frame>
        <draw:frame draw:style-name="gr31" draw:text-style-name="P6" draw:layer="layout" svg:width="3.368cm" svg:height="2.031cm" svg:x="14.5cm" svg:y="13.669cm">
          <draw:text-box>
            <text:p text:style-name="P6"><text:span text:style-name="T4">IP1: 192.168.40.1</text:span></text:p>
            <text:p text:style-name="P6"><text:span text:style-name="T4">IP2: 192.168.40.33</text:span></text:p>
            <text:p text:style-name="P6"><text:span text:style-name="T4">IP3: 192.168.40.65</text:span></text:p>
            <text:p text:style-name="P6"><text:span text:style-name="T4">IP4: 192.168.40.97</text:span></text:p>
            <text:p text:style-name="P6"><text:span text:style-name="T4">IP5: 192.168.40.129</text:span></text:p>
          </draw:text-box>
        </draw:frame>
        <draw:rect draw:style-name="gr25" draw:text-style-name="P1" draw:layer="layout" svg:width="2.1cm" svg:height="0.6cm" svg:x="2.202cm" svg:y="13cm">
          <text:p/>
        </draw:rect>
        <draw:frame draw:style-name="gr1" draw:text-style-name="P1" xml:id="id34" draw:id="id34" draw:layer="layout" svg:width="2.021cm" svg:height="1.581cm" svg:x="0.102cm" svg:y="13.9cm">
          <draw:image xlink:href="Pictures/10000201000002E50000026CFE297CB0.png" xlink:type="simple" xlink:show="embed" xlink:actuate="onLoad">
            <text:p/>
          </draw:image>
        </draw:frame>
        <draw:frame draw:style-name="gr1" draw:text-style-name="P1" xml:id="id37" draw:id="id37" draw:layer="layout" svg:width="2.021cm" svg:height="1.581cm" svg:x="3.902cm" svg:y="13.919cm">
          <draw:image xlink:href="Pictures/10000201000002E50000026CFE297CB0.png" xlink:type="simple" xlink:show="embed" xlink:actuate="onLoad">
            <text:p/>
          </draw:image>
        </draw:frame>
        <draw:rect draw:style-name="gr26" draw:text-style-name="P1" xml:id="id35" draw:id="id35" draw:layer="layout" svg:width="0.3cm" svg:height="0.2cm" svg:x="2.502cm" svg:y="13.2cm">
          <text:p/>
        </draw:rect>
        <draw:connector draw:style-name="gr27" draw:text-style-name="P1" draw:layer="layout" svg:x1="2.123cm" svg:y1="14.69cm" svg:x2="2.652cm" svg:y2="13.4cm" draw:start-shape="id34" draw:start-glue-point="1" draw:end-shape="id35" svg:d="M2123 14690h529v-1290">
          <text:p/>
        </draw:connector>
        <draw:rect draw:style-name="gr26" draw:text-style-name="P1" xml:id="id36" draw:id="id36" draw:layer="layout" svg:width="0.3cm" svg:height="0.2cm" svg:x="3.102cm" svg:y="13.2cm">
          <text:p/>
        </draw:rect>
        <draw:connector draw:style-name="gr27" draw:text-style-name="P1" draw:layer="layout" svg:x1="3.252cm" svg:y1="13.4cm" svg:x2="3.902cm" svg:y2="14.709cm" draw:start-shape="id36" draw:start-glue-point="2" draw:end-shape="id37" draw:end-glue-point="3" svg:d="M3252 13400v1309h650">
          <text:p/>
        </draw:connector>
        <draw:rect draw:style-name="gr26" draw:text-style-name="P1" xml:id="id38" draw:id="id38" draw:layer="layout" svg:width="0.3cm" svg:height="0.2cm" svg:x="3.702cm" svg:y="13.2cm">
          <text:p/>
        </draw:rect>
        <draw:frame draw:style-name="gr31" draw:text-style-name="P6" draw:layer="layout" svg:width="2.835cm" svg:height="0.607cm" svg:x="-0.596cm" svg:y="15.604cm">
          <draw:text-box>
            <text:p text:style-name="P6"><text:span text:style-name="T4">IP: 192.168.40.2</text:span></text:p>
          </draw:text-box>
        </draw:frame>
        <draw:frame draw:style-name="gr31" draw:text-style-name="P6" draw:layer="layout" svg:width="2.835cm" svg:height="0.607cm" svg:x="3.505cm" svg:y="15.505cm">
          <draw:text-box>
            <text:p text:style-name="P6"><text:span text:style-name="T4">IP: 192.168.40.3</text:span></text:p>
          </draw:text-box>
        </draw:frame>
        <draw:rect draw:style-name="gr26" draw:text-style-name="P1" xml:id="id39" draw:id="id39" draw:layer="layout" svg:width="0.3cm" svg:height="0.2cm" svg:x="11.601cm" svg:y="14.3cm">
          <text:p/>
        </draw:rect>
        <draw:rect draw:style-name="gr26" draw:text-style-name="P1" xml:id="id27" draw:id="id27" draw:layer="layout" svg:width="0.3cm" svg:height="0.2cm" svg:x="12.601cm" svg:y="14.3cm">
          <text:p/>
        </draw:rect>
        <draw:rect draw:style-name="gr26" draw:text-style-name="P1" xml:id="id33" draw:id="id33" draw:layer="layout" svg:width="0.3cm" svg:height="0.2cm" svg:x="13.101cm" svg:y="14.3cm">
          <text:p/>
        </draw:rect>
        <draw:rect draw:style-name="gr26" draw:text-style-name="P1" xml:id="id51" draw:id="id51" draw:layer="layout" svg:width="0.3cm" svg:height="0.2cm" svg:x="13.601cm" svg:y="14.3cm">
          <text:p/>
        </draw:rect>
        <draw:connector draw:style-name="gr27" draw:text-style-name="P1" draw:layer="layout" svg:x1="3.852cm" svg:y1="13.2cm" svg:x2="11.751cm" svg:y2="14.3cm" draw:start-shape="id38" draw:start-glue-point="0" draw:end-shape="id39" draw:end-glue-point="0" svg:d="M3852 13200v-550h7899v1650">
          <text:p/>
        </draw:connector>
        <draw:rect draw:style-name="gr25" draw:text-style-name="P1" draw:layer="layout" svg:width="2.1cm" svg:height="0.6cm" svg:x="3.176cm" svg:y="18.275cm">
          <text:p/>
        </draw:rect>
        <draw:frame draw:style-name="gr1" draw:text-style-name="P1" xml:id="id43" draw:id="id43" draw:layer="layout" svg:width="2.021cm" svg:height="1.581cm" svg:x="4.776cm" svg:y="18.994cm">
          <draw:image xlink:href="Pictures/10000201000002E50000026CFE297CB0.png" xlink:type="simple" xlink:show="embed" xlink:actuate="onLoad">
            <text:p/>
          </draw:image>
        </draw:frame>
        <draw:rect draw:style-name="gr26" draw:text-style-name="P1" xml:id="id41" draw:id="id41" draw:layer="layout" svg:width="0.3cm" svg:height="0.2cm" svg:x="3.476cm" svg:y="18.475cm">
          <text:p/>
        </draw:rect>
        <draw:connector draw:style-name="gr27" draw:text-style-name="P1" draw:layer="layout" svg:x1="2.998cm" svg:y1="19.985cm" svg:x2="3.626cm" svg:y2="18.675cm" draw:start-shape="id40" draw:start-glue-point="1" draw:end-shape="id41" svg:d="M2998 19985h628v-1310">
          <text:p/>
        </draw:connector>
        <draw:rect draw:style-name="gr26" draw:text-style-name="P1" xml:id="id42" draw:id="id42" draw:layer="layout" svg:width="0.3cm" svg:height="0.2cm" svg:x="4.076cm" svg:y="18.475cm">
          <text:p/>
        </draw:rect>
        <draw:connector draw:style-name="gr27" draw:text-style-name="P1" draw:layer="layout" svg:x1="4.226cm" svg:y1="18.675cm" svg:x2="4.776cm" svg:y2="19.784cm" draw:start-shape="id42" draw:start-glue-point="2" draw:end-shape="id43" draw:end-glue-point="3" svg:d="M4226 18675v1109h550">
          <text:p/>
        </draw:connector>
        <draw:rect draw:style-name="gr26" draw:text-style-name="P1" xml:id="id45" draw:id="id45" draw:layer="layout" svg:width="0.3cm" svg:height="0.2cm" svg:x="4.676cm" svg:y="18.475cm">
          <text:p/>
        </draw:rect>
        <draw:connector draw:style-name="gr27" draw:text-style-name="P1" draw:layer="layout" svg:x1="12.251cm" svg:y1="14.5cm" svg:x2="4.826cm" svg:y2="18.475cm" draw:start-shape="id44" draw:start-glue-point="2" draw:end-shape="id45" draw:end-glue-point="0" svg:d="M12251 14500v1988h-7425v1987">
          <text:p/>
        </draw:connector>
        <draw:frame draw:style-name="gr1" draw:text-style-name="P1" xml:id="id40" draw:id="id40" draw:layer="layout" svg:width="2.021cm" svg:height="1.581cm" svg:x="0.977cm" svg:y="19.195cm">
          <draw:image xlink:href="Pictures/10000201000002E50000026CFE297CB0.png" xlink:type="simple" xlink:show="embed" xlink:actuate="onLoad">
            <text:p/>
          </draw:image>
        </draw:frame>
        <draw:frame draw:style-name="gr31" draw:text-style-name="P6" draw:layer="layout" svg:width="3.012cm" svg:height="0.607cm" svg:x="0.405cm" svg:y="20.905cm">
          <draw:text-box>
            <text:p text:style-name="P6"><text:span text:style-name="T4">IP: 192.168.40.37</text:span></text:p>
          </draw:text-box>
        </draw:frame>
        <draw:frame draw:style-name="gr31" draw:text-style-name="P6" draw:layer="layout" svg:width="3.012cm" svg:height="0.607cm" svg:x="4.205cm" svg:y="20.606cm">
          <draw:text-box>
            <text:p text:style-name="P6"><text:span text:style-name="T4">IP: 192.168.40.57</text:span></text:p>
          </draw:text-box>
        </draw:frame>
        <draw:rect draw:style-name="gr25" draw:text-style-name="P1" draw:layer="layout" svg:width="2.1cm" svg:height="0.6cm" svg:x="12.4cm" svg:y="12.4cm">
          <text:p/>
        </draw:rect>
        <draw:frame draw:style-name="gr1" draw:text-style-name="P1" xml:id="id46" draw:id="id46" draw:layer="layout" svg:width="2.021cm" svg:height="1.581cm" svg:x="9.602cm" svg:y="8.7cm">
          <draw:image xlink:href="Pictures/10000201000002E50000026CFE297CB0.png" xlink:type="simple" xlink:show="embed" xlink:actuate="onLoad">
            <text:p/>
          </draw:image>
        </draw:frame>
        <draw:frame draw:style-name="gr1" draw:text-style-name="P1" xml:id="id49" draw:id="id49" draw:layer="layout" svg:width="2.021cm" svg:height="1.581cm" svg:x="13.202cm" svg:y="9.119cm">
          <draw:image xlink:href="Pictures/10000201000002E50000026CFE297CB0.png" xlink:type="simple" xlink:show="embed" xlink:actuate="onLoad">
            <text:p/>
          </draw:image>
        </draw:frame>
        <draw:rect draw:style-name="gr26" draw:text-style-name="P1" xml:id="id47" draw:id="id47" draw:layer="layout" svg:width="0.3cm" svg:height="0.2cm" svg:x="12.7cm" svg:y="12.6cm">
          <text:p/>
        </draw:rect>
        <draw:connector draw:style-name="gr27" draw:text-style-name="P1" draw:layer="layout" svg:x1="11.623cm" svg:y1="9.49cm" svg:x2="12.7cm" svg:y2="12.7cm" draw:start-shape="id46" draw:start-glue-point="1" draw:end-shape="id47" svg:d="M11623 9490h514v3210h563">
          <text:p/>
        </draw:connector>
        <draw:rect draw:style-name="gr26" draw:text-style-name="P1" xml:id="id48" draw:id="id48" draw:layer="layout" svg:width="0.3cm" svg:height="0.2cm" svg:x="13.3cm" svg:y="12.6cm">
          <text:p/>
        </draw:rect>
        <draw:connector draw:style-name="gr27" draw:text-style-name="P1" draw:layer="layout" svg:x1="13.45cm" svg:y1="12.6cm" svg:x2="13.202cm" svg:y2="9.909cm" draw:start-shape="id48" draw:start-glue-point="0" draw:end-shape="id49" draw:end-glue-point="3" svg:d="M13450 12600v-975h-748v-1716h500">
          <text:p/>
        </draw:connector>
        <draw:rect draw:style-name="gr26" draw:text-style-name="P1" xml:id="id50" draw:id="id50" draw:layer="layout" svg:width="0.3cm" svg:height="0.2cm" svg:x="13.9cm" svg:y="12.6cm">
          <text:p/>
        </draw:rect>
        <draw:frame draw:style-name="gr31" draw:text-style-name="P6" draw:layer="layout" svg:width="3.19cm" svg:height="0.607cm" svg:x="12.902cm" svg:y="10.701cm">
          <draw:text-box>
            <text:p text:style-name="P6"><text:span text:style-name="T4">IP: 192.168.40.131</text:span></text:p>
          </draw:text-box>
        </draw:frame>
        <draw:frame draw:style-name="gr32" draw:text-style-name="P6" draw:layer="layout" svg:width="3.2cm" svg:height="0.963cm" svg:x="8.8cm" svg:y="10.4cm">
          <draw:text-box>
            <text:p text:style-name="P6"><text:span text:style-name="T4">IP: 192.168.40.130</text:span></text:p>
          </draw:text-box>
        </draw:frame>
        <draw:connector draw:style-name="gr27" draw:text-style-name="P1" draw:layer="layout" svg:x1="14.05cm" svg:y1="12.8cm" svg:x2="13.751cm" svg:y2="14.3cm" draw:start-shape="id50" draw:start-glue-point="2" draw:end-shape="id51" draw:end-glue-point="0" svg:d="M14050 12800v750h-299v750">
          <text:p/>
        </draw:connector>
        <draw:rect draw:style-name="gr26" draw:text-style-name="P1" draw:layer="layout" svg:width="0.3cm" svg:height="0.2cm" svg:x="3.756cm" svg:y="9.953cm">
          <text:p/>
        </draw:rect>
        <draw:frame draw:style-name="gr31" draw:text-style-name="P4" draw:layer="layout" svg:width="0.955cm" svg:height="0.666cm" svg:x="11.2cm" svg:y="14.8cm">
          <draw:text-box>
            <text:p><text:span text:style-name="T3">P1</text:span></text:p>
          </draw:text-box>
        </draw:frame>
        <draw:frame draw:style-name="gr31" draw:text-style-name="P4" draw:layer="layout" svg:width="0.955cm" svg:height="0.666cm" svg:x="11.801cm" svg:y="13.5cm">
          <draw:text-box>
            <text:p><text:span text:style-name="T3">P2</text:span></text:p>
          </draw:text-box>
        </draw:frame>
        <draw:frame draw:style-name="gr31" draw:text-style-name="P4" draw:layer="layout" svg:width="0.955cm" svg:height="0.666cm" svg:x="12.402cm" svg:y="13.5cm">
          <draw:text-box>
            <text:p><text:span text:style-name="T3">P3</text:span></text:p>
          </draw:text-box>
        </draw:frame>
        <draw:frame draw:style-name="gr31" draw:text-style-name="P4" draw:layer="layout" svg:width="0.955cm" svg:height="0.666cm" svg:x="12.903cm" svg:y="13.5cm">
          <draw:text-box>
            <text:p><text:span text:style-name="T3">P4</text:span></text:p>
          </draw:text-box>
        </draw:frame>
        <draw:frame draw:style-name="gr31" draw:text-style-name="P4" draw:layer="layout" svg:width="0.955cm" svg:height="0.666cm" svg:x="13.204cm" svg:y="14.7cm">
          <draw:text-box>
            <text:p><text:span text:style-name="T3">P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fredo Oltra Orengo</meta:initial-creator>
    <meta:creation-date>2017-03-24T18:45:28</meta:creation-date>
    <dc:date>2017-03-26T21:42:02</dc:date>
    <dc:creator>Alfredo Oltra Orengo</dc:creator>
    <meta:editing-duration>PT12H52M17S</meta:editing-duration>
    <meta:editing-cycles>9</meta:editing-cycles>
    <meta:generator>OpenOffice/4.1.1$Unix OpenOffice.org_project/411m6$Build-9775</meta:generator>
    <meta:document-statistic meta:object-count="279"/>
  </office:meta>
</office:document-meta>
</file>